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0.2201in"/>
    </style:style>
    <style:style style:name="co5" style:family="table-column">
      <style:table-column-properties fo:break-before="auto" style:column-width="0.5291in"/>
    </style:style>
    <style:style style:name="co6" style:family="table-column">
      <style:table-column-properties fo:break-before="auto" style:column-width="0.823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17in"/>
    </style:style>
    <style:style style:name="co9" style:family="table-column">
      <style:table-column-properties fo:break-before="auto" style:column-width="2.0173in"/>
    </style:style>
    <style:style style:name="co10" style:family="table-column">
      <style:table-column-properties fo:break-before="auto" style:column-width="0.6063in"/>
    </style:style>
    <style:style style:name="co11" style:family="table-column">
      <style:table-column-properties fo:break-before="auto" style:column-width="0.4228in"/>
    </style:style>
    <style:style style:name="co12" style:family="table-column">
      <style:table-column-properties fo:break-before="auto" style:column-width="2.12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374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Colour-Code">
      <style:table-properties table:display="true" style:writing-mode="lr-tb"/>
    </style:style>
    <style:style style:name="ta3" style:family="table" style:master-page-name="PageStyle_5f_Schedule-Example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 style:data-style-name="N132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14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1.76pt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ackground-color="#ff0000" style:diagonal-bl-tr="none" style:diagonal-tl-br="none" fo:border-left="1.76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1.76pt solid #000000" fo:background-color="#ff0000" style:diagonal-bl-tr="none" style:diagonal-tl-br="none" fo:border-left="1.76pt solid #000000" fo:border-right="0.74pt solid #000000" style:rotation-align="none" fo:border-top="none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non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1.76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1.76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#ff0000" style:diagonal-bl-tr="none" style:diagonal-tl-br="none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1.76pt solid #000000" fo:background-color="#ff0000" style:diagonal-bl-tr="none" style:diagonal-tl-br="none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1.76pt solid #000000" fo:background-color="#ff0000" style:diagonal-bl-tr="none" style:diagonal-tl-br="none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2.49pt solid #000000"/>
      <style:text-properties fo:font-size="10pt" style:font-size-asian="10pt" style:font-size-complex="10pt"/>
    </style:style>
    <style:style style:name="ce1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c9211e" fo:font-size="10pt" style:font-size-asian="10pt" style:font-size-complex="10pt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146" style:family="table-cell" style:parent-style-name="Default">
      <style:table-cell-properties fo:border-bottom="0.74pt solid #000000" fo:background-color="#bfbfbf" style:diagonal-bl-tr="none" style:diagonal-tl-br="none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147" style:family="table-cell" style:parent-style-name="Default">
      <style:table-cell-properties fo:background-color="#66ff66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148" style:family="table-cell" style:parent-style-name="Default">
      <style:table-cell-properties fo:background-color="#ffff00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2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10pt" style:font-size-asian="10pt" style:font-size-complex="10pt"/>
    </style:style>
    <style:style style:name="ce150" style:family="table-cell" style:parent-style-name="Default">
      <style:table-cell-properties fo:border-bottom="none" fo:background-color="#780373" style:diagonal-bl-tr="none" style:diagonal-tl-br="none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152" style:family="table-cell" style:parent-style-name="Default">
      <style:table-cell-properties fo:background-color="#ffc000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153" style:family="table-cell" style:parent-style-name="Default">
      <style:table-cell-properties fo:background-color="#e8f2a1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156" style:family="table-cell" style:parent-style-name="Default">
      <style:table-cell-properties fo:background-color="#00ffff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157" style:family="table-cell" style:parent-style-name="Default">
      <style:table-cell-properties fo:background-color="#ff00ff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cc9900" style:diagonal-bl-tr="none" style:diagonal-tl-br="none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0.74pt solid #000000" fo:background-color="#2a6099" style:diagonal-bl-tr="none" style:diagonal-tl-br="none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160" style:family="table-cell" style:parent-style-name="Default">
      <style:table-cell-properties fo:background-color="#2a6099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74pt solid #000000" fo:background-color="#66ff66" style:diagonal-bl-tr="none" style:diagonal-tl-br="none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162" style:family="table-cell" style:parent-style-name="Default">
      <style:table-cell-properties fo:background-color="#afd095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1.76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0000" style:diagonal-bl-tr="none" style:diagonal-tl-br="none" fo:border-left="0.74pt solid #000000" fo:border-right="1.76pt solid #000000" style:rotation-align="none" fo:border-top="0.74pt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1.76pt solid #000000" fo:background-color="#ff0000" style:diagonal-bl-tr="none" style:diagonal-tl-br="none" fo:border-left="0.74pt solid #000000" fo:border-right="1.76pt solid #000000" style:rotation-align="none" fo:border-top="none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1.76pt solid #000000" fo:background-color="#ff0000" style:diagonal-bl-tr="none" style:diagonal-tl-br="none" fo:border-left="0.74pt solid #000000" fo:border-right="1.76pt solid #000000" style:rotation-align="none" fo:border-top="0.74pt solid #000000"/>
      <style:text-properties fo:font-size="10pt" style:font-size-asian="10pt" style:font-size-complex="10pt"/>
    </style:style>
    <style:style style:name="ce42" style:family="table-cell" style:parent-style-name="Default" style:data-style-name="N131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fo:background-color="#ff5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31">
      <style:table-cell-properties style:diagonal-bl-tr="none" style:diagonal-tl-br="none" fo:border="none" style:rotation-align="none"/>
    </style:style>
    <style:style style:name="ce45" style:family="table-cell" style:parent-style-name="Default" style:data-style-name="N131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6" style:family="table-cell" style:parent-style-name="Default" style:data-style-name="N100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66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fo:background-color="#cc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 style:data-style-name="N100">
      <style:table-cell-properties fo:background-color="#78037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 style:data-style-name="N131">
      <style:table-cell-properties style:diagonal-bl-tr="none" style:diagonal-tl-br="none" fo:background-color="transparent" fo:border="none" style:rotation-align="none"/>
    </style:style>
    <style:style style:name="ce183" style:family="table-cell" style:parent-style-name="Default" style:data-style-name="N100">
      <style:table-cell-properties fo:background-color="#e8f2a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 style:data-style-name="N100">
      <style:table-cell-properties fo:background-color="#2a60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31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31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7" style:family="table-cell" style:parent-style-name="Default" style:data-style-name="N131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c000" style:rotation-align="none"/>
    </style:style>
    <style:style style:name="ce62" style:family="table-cell" style:parent-style-name="Default">
      <style:table-cell-properties fo:background-color="#ffff00" style:rotation-align="none"/>
    </style:style>
    <style:style style:name="ce63" style:family="table-cell" style:parent-style-name="Default">
      <style:table-cell-properties fo:background-color="#66ff66" style:rotation-align="none"/>
    </style:style>
    <style:style style:name="ce64" style:family="table-cell" style:parent-style-name="Default">
      <style:table-cell-properties fo:background-color="#00ffff" style:rotation-align="none"/>
    </style:style>
    <style:style style:name="ce65" style:family="table-cell" style:parent-style-name="Default">
      <style:table-cell-properties fo:background-color="#bfbfbf" style:rotation-align="none"/>
    </style:style>
    <style:style style:name="ce66" style:family="table-cell" style:parent-style-name="Default">
      <style:table-cell-properties fo:background-color="#ff00ff" style:rotation-align="none"/>
    </style:style>
    <style:style style:name="ce67" style:family="table-cell" style:parent-style-name="Default">
      <style:table-cell-properties fo:background-color="#cc9900" style:rotation-align="none"/>
    </style:style>
    <style:style style:name="ce68" style:family="table-cell" style:parent-style-name="Default">
      <style:table-cell-properties fo:background-color="#3366ff" style:rotation-align="none"/>
    </style:style>
    <style:style style:name="ce69" style:family="table-cell" style:parent-style-name="Default">
      <style:table-cell-properties fo:background-color="#cc0066" style:rotation-align="none"/>
      <style:text-properties fo:color="#cc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28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28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78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1.76pt solid #000000"/>
    </style:style>
    <style:style style:name="ce79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Default">
      <style:table-cell-properties fo:border-bottom="none" fo:background-color="#ff0000" style:diagonal-bl-tr="none" style:diagonal-tl-br="none" fo:border-left="1.76pt solid #000000" fo:border-right="0.74pt solid #000000" style:rotation-align="none" fo:border-top="0.74pt solid #000000"/>
    </style:style>
    <style:style style:name="ce81" style:family="table-cell" style:parent-style-name="Default">
      <style:table-cell-properties fo:border-bottom="1.76pt solid #000000" fo:background-color="#ff0000" style:diagonal-bl-tr="none" style:diagonal-tl-br="none" fo:border-left="1.76pt solid #000000" fo:border-right="0.74pt solid #000000" style:rotation-align="none" fo:border-top="none"/>
    </style:style>
    <style:style style:name="ce82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none"/>
    </style:style>
    <style:style style:name="ce83" style:family="table-cell" style:parent-style-name="Default">
      <style:table-cell-properties fo:border-bottom="1.76pt solid #000000" fo:background-color="#ff0000" style:diagonal-bl-tr="none" style:diagonal-tl-br="none" fo:border-left="1.76pt solid #000000" fo:border-right="0.74pt solid #000000" style:rotation-align="none" fo:border-top="0.74pt solid #000000"/>
    </style:style>
    <style:style style:name="ce84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1.76pt solid #000000"/>
    </style:style>
    <style:style style:name="ce85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86" style:family="table-cell" style:parent-style-name="Default">
      <style:table-cell-properties fo:border-bottom="none" fo:background-color="#ff0000" style:diagonal-bl-tr="none" style:diagonal-tl-br="none" fo:border-left="0.74pt solid #000000" fo:border-right="0.74pt solid #000000" style:rotation-align="none" fo:border-top="0.74pt solid #000000"/>
    </style:style>
    <style:style style:name="ce87" style:family="table-cell" style:parent-style-name="Default">
      <style:table-cell-properties fo:border-bottom="1.76pt solid #000000" fo:background-color="#ff0000" style:diagonal-bl-tr="none" style:diagonal-tl-br="none" fo:border-left="0.74pt solid #000000" fo:border-right="0.74pt solid #000000" style:rotation-align="none" fo:border-top="none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</style:style>
    <style:style style:name="ce89" style:family="table-cell" style:parent-style-name="Default">
      <style:table-cell-properties fo:border-bottom="1.76pt solid #000000" fo:background-color="#ff0000" style:diagonal-bl-tr="none" style:diagonal-tl-br="none" fo:border-left="0.74pt solid #000000" fo:border-right="0.74pt solid #000000" style:rotation-align="none" fo:border-top="0.74pt solid #000000"/>
    </style:style>
    <style:style style:name="ce90" style:family="table-cell" style:parent-style-name="Default">
      <style:table-cell-properties fo:border-bottom="0.74pt solid #000000" fo:background-color="#ffc000" style:diagonal-bl-tr="none" style:diagonal-tl-br="none" fo:border-left="0.74pt solid #000000" fo:border-right="0.74pt solid #000000" style:rotation-align="none" fo:border-top="2.49pt solid #000000"/>
    </style:style>
    <style:style style:name="ce9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93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1.76pt solid #000000"/>
    </style:style>
    <style:style style:name="ce9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95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96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</style:style>
    <style:style style:name="ce97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98" style:family="table-cell" style:parent-style-name="Default">
      <style:table-cell-properties fo:background-color="#ff00ff" style:diagonal-bl-tr="none" style:diagonal-tl-br="none" fo:border="0.74pt solid #000000" style:rotation-align="none"/>
    </style:style>
    <style:style style:name="ce99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0.74pt solid #000000"/>
    </style:style>
    <style:style style:name="ce100" style:family="table-cell" style:parent-style-name="Default">
      <style:table-cell-properties fo:border-bottom="0.74pt solid #000000" fo:background-color="#ffc000" style:diagonal-bl-tr="none" style:diagonal-tl-br="none" fo:border-left="0.74pt solid #000000" fo:border-right="0.74pt solid #000000" style:rotation-align="none" fo:border-top="none"/>
    </style:style>
    <style:style style:name="ce101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02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103" style:family="table-cell" style:parent-style-name="Default">
      <style:table-cell-properties fo:border-bottom="1.76pt solid #000000" fo:background-color="#ff00ff" style:diagonal-bl-tr="none" style:diagonal-tl-br="none" fo:border-left="0.74pt solid #000000" fo:border-right="0.74pt solid #000000" style:rotation-align="none" fo:border-top="0.74pt solid #000000"/>
    </style:style>
    <style:style style:name="ce104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05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106" style:family="table-cell" style:parent-style-name="Default">
      <style:table-cell-properties fo:background-color="#ff5050" style:diagonal-bl-tr="none" style:diagonal-tl-br="none" fo:border="0.74pt solid #000000" style:rotation-align="none"/>
    </style:style>
    <style:style style:name="ce107" style:family="table-cell" style:parent-style-name="Default">
      <style:table-cell-properties fo:background-color="#0070c0" style:diagonal-bl-tr="none" style:diagonal-tl-br="none" fo:border="0.74pt solid #000000" style:rotation-align="none"/>
    </style:style>
    <style:style style:name="ce108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2.49pt solid #000000"/>
    </style:style>
    <style:style style:name="ce10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2.49pt solid #000000"/>
    </style:style>
    <style:style style:name="ce110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1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1.76pt solid #000000"/>
    </style:style>
    <style:style style:name="ce11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</style:style>
    <style:style style:name="ce113" style:family="table-cell" style:parent-style-name="Default">
      <style:table-cell-properties fo:border-bottom="none" fo:background-color="#ff0000" style:diagonal-bl-tr="none" style:diagonal-tl-br="none" fo:border-left="0.74pt solid #000000" fo:border-right="1.76pt solid #000000" style:rotation-align="none" fo:border-top="0.74pt solid #000000"/>
    </style:style>
    <style:style style:name="ce114" style:family="table-cell" style:parent-style-name="Default">
      <style:table-cell-properties fo:border-bottom="1.76pt solid #000000" fo:background-color="#ff0000" style:diagonal-bl-tr="none" style:diagonal-tl-br="none" fo:border-left="0.74pt solid #000000" fo:border-right="1.76pt solid #000000" style:rotation-align="none" fo:border-top="none"/>
    </style:style>
    <style:style style:name="ce115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none"/>
    </style:style>
    <style:style style:name="ce116" style:family="table-cell" style:parent-style-name="Default">
      <style:table-cell-properties fo:border-bottom="1.76pt solid #000000" fo:background-color="#ff0000" style:diagonal-bl-tr="none" style:diagonal-tl-br="none" fo:border-left="0.74pt solid #000000" fo:border-right="1.76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24"/>
        <table:table-column table:style-name="co4" table:number-columns-repeated="48" table:default-cell-style-name="ce21"/>
        <table:table-column table:style-name="co5" table:number-columns-repeated="13" table:default-cell-style-name="Default"/>
        <table:table-column table:style-name="co6" table:number-columns-repeated="962" table:default-cell-style-name="Default"/>
        <table:table-row table:style-name="ro1">
          <table:table-cell table:style-name="ce3"/>
          <table:table-cell table:style-name="ce7"/>
          <table:table-cell/>
          <table:table-cell table:style-name="ce13" table:number-columns-repeated="23"/>
          <table:table-cell table:style-name="ce35" office:value-type="string" calcext:value-type="string">
            <text:p>Time</text:p>
          </table:table-cell>
          <table:table-cell table:style-name="ce13" table:number-columns-repeated="24"/>
          <table:table-cell table:style-name="ce42" table:formula="of:=SUM([.AZ3:.AZ117])" office:value-type="float" office:value="1207.5" calcext:value-type="float">
            <text:p>1207.5</text:p>
          </table:table-cell>
          <table:table-cell table:style-name="ce42" table:formula="of:=SUM([.BA3:.BA117])" office:value-type="float" office:value="45.5" calcext:value-type="float">
            <text:p>45.5</text:p>
          </table:table-cell>
          <table:table-cell table:style-name="ce42" table:formula="of:=SUM([.BB3:.BB117])" office:value-type="float" office:value="45.5" calcext:value-type="float">
            <text:p>45.5</text:p>
          </table:table-cell>
          <table:table-cell table:style-name="ce42" table:formula="of:=SUM([.BC3:.BC117])" office:value-type="float" office:value="46.15" calcext:value-type="float">
            <text:p>46.2</text:p>
          </table:table-cell>
          <table:table-cell table:style-name="ce42" table:formula="of:=SUM([.BD3:.BD117])" office:value-type="float" office:value="42.25" calcext:value-type="float">
            <text:p>42.3</text:p>
          </table:table-cell>
          <table:table-cell table:style-name="ce42" table:formula="of:=SUM([.BE3:.BE117])" office:value-type="float" office:value="45.5" calcext:value-type="float">
            <text:p>45.5</text:p>
          </table:table-cell>
          <table:table-cell table:style-name="ce42" table:formula="of:=SUM([.BF3:.BF117])" office:value-type="float" office:value="45.5" calcext:value-type="float">
            <text:p>45.5</text:p>
          </table:table-cell>
          <table:table-cell table:style-name="ce42" table:formula="of:=SUM([.BG3:.BG117])" office:value-type="float" office:value="45.5" calcext:value-type="float">
            <text:p>45.5</text:p>
          </table:table-cell>
          <table:table-cell table:style-name="ce42" table:formula="of:=SUM([.BH3:.BH117])" office:value-type="float" office:value="45.5" calcext:value-type="float">
            <text:p>45.5</text:p>
          </table:table-cell>
          <table:table-cell table:style-name="ce42" table:formula="of:=SUM([.BI3:.BI117])" office:value-type="float" office:value="22.75" calcext:value-type="float">
            <text:p>22.8</text:p>
          </table:table-cell>
          <table:table-cell table:style-name="ce42" table:number-columns-repeated="2"/>
          <table:table-cell table:style-name="ce54" table:formula="of:=SUM([.BL3:.BL117])" office:value-type="float" office:value="1168.35" calcext:value-type="float">
            <text:p>1168.4</text:p>
          </table:table-cell>
          <table:table-cell table:number-columns-repeated="962"/>
        </table:table-row>
        <table:table-row table:style-name="ro2">
          <table:table-cell table:style-name="ce4" office:value-type="string" calcext:value-type="string">
            <text:p>period</text:p>
          </table:table-cell>
          <table:table-cell table:style-name="ce8" office:value-type="string" calcext:value-type="string">
            <text:p>week-</text:p>
            <text:p>day</text:p>
          </table:table-cell>
          <table:table-cell office:value-type="string" calcext:value-type="string">
            <text:p>date</text:p>
          </table:table-cell>
          <table:table-cell table:style-name="ce14" office:value-type="string" calcext:value-type="string">
            <text:p>0.00</text:p>
          </table:table-cell>
          <table:table-cell table:style-name="ce14" office:value-type="string" calcext:value-type="string">
            <text:p>0.30</text:p>
          </table:table-cell>
          <table:table-cell table:style-name="ce14" office:value-type="string" calcext:value-type="string">
            <text:p>1.00</text:p>
          </table:table-cell>
          <table:table-cell table:style-name="ce14" office:value-type="string" calcext:value-type="string">
            <text:p>1.30</text:p>
          </table:table-cell>
          <table:table-cell table:style-name="ce14" office:value-type="string" calcext:value-type="string">
            <text:p>2.00</text:p>
          </table:table-cell>
          <table:table-cell table:style-name="ce14" office:value-type="string" calcext:value-type="string">
            <text:p>2.30</text:p>
          </table:table-cell>
          <table:table-cell table:style-name="ce14" office:value-type="string" calcext:value-type="string">
            <text:p>3.00</text:p>
          </table:table-cell>
          <table:table-cell table:style-name="ce14" office:value-type="string" calcext:value-type="string">
            <text:p>3.30</text:p>
          </table:table-cell>
          <table:table-cell table:style-name="ce14" office:value-type="string" calcext:value-type="string">
            <text:p>4.00</text:p>
          </table:table-cell>
          <table:table-cell table:style-name="ce14" office:value-type="string" calcext:value-type="string">
            <text:p>4.30</text:p>
          </table:table-cell>
          <table:table-cell table:style-name="ce14" office:value-type="string" calcext:value-type="string">
            <text:p>5.00</text:p>
          </table:table-cell>
          <table:table-cell table:style-name="ce14" office:value-type="string" calcext:value-type="string">
            <text:p>5.30</text:p>
          </table:table-cell>
          <table:table-cell table:style-name="ce14" office:value-type="string" calcext:value-type="string">
            <text:p>6.00</text:p>
          </table:table-cell>
          <table:table-cell table:style-name="ce14" office:value-type="string" calcext:value-type="string">
            <text:p>6.30</text:p>
          </table:table-cell>
          <table:table-cell table:style-name="ce14" office:value-type="string" calcext:value-type="string">
            <text:p>7.00</text:p>
          </table:table-cell>
          <table:table-cell table:style-name="ce14" office:value-type="string" calcext:value-type="string">
            <text:p>7.30</text:p>
          </table:table-cell>
          <table:table-cell table:style-name="ce14" office:value-type="string" calcext:value-type="string">
            <text:p>8.00</text:p>
          </table:table-cell>
          <table:table-cell table:style-name="ce14" office:value-type="string" calcext:value-type="string">
            <text:p>8.30</text:p>
          </table:table-cell>
          <table:table-cell table:style-name="ce14" office:value-type="string" calcext:value-type="string">
            <text:p>9.00</text:p>
          </table:table-cell>
          <table:table-cell table:style-name="ce14" office:value-type="string" calcext:value-type="string">
            <text:p>9.30</text:p>
          </table:table-cell>
          <table:table-cell table:style-name="ce14" office:value-type="string" calcext:value-type="string">
            <text:p>10.00</text:p>
          </table:table-cell>
          <table:table-cell table:style-name="ce14" office:value-type="string" calcext:value-type="string">
            <text:p>10.30</text:p>
          </table:table-cell>
          <table:table-cell table:style-name="ce14" office:value-type="string" calcext:value-type="string">
            <text:p>11.00</text:p>
          </table:table-cell>
          <table:table-cell table:style-name="ce14" office:value-type="string" calcext:value-type="string">
            <text:p>11.30</text:p>
          </table:table-cell>
          <table:table-cell table:style-name="ce14" office:value-type="string" calcext:value-type="string">
            <text:p>12.00</text:p>
          </table:table-cell>
          <table:table-cell table:style-name="ce14" office:value-type="string" calcext:value-type="string">
            <text:p>12.30</text:p>
          </table:table-cell>
          <table:table-cell table:style-name="ce14" office:value-type="string" calcext:value-type="string">
            <text:p>13.00</text:p>
          </table:table-cell>
          <table:table-cell table:style-name="ce14" office:value-type="string" calcext:value-type="string">
            <text:p>13.30</text:p>
          </table:table-cell>
          <table:table-cell table:style-name="ce14" office:value-type="string" calcext:value-type="string">
            <text:p>14.00</text:p>
          </table:table-cell>
          <table:table-cell table:style-name="ce14" office:value-type="string" calcext:value-type="string">
            <text:p>14.30</text:p>
          </table:table-cell>
          <table:table-cell table:style-name="ce14" office:value-type="string" calcext:value-type="string">
            <text:p>15.00</text:p>
          </table:table-cell>
          <table:table-cell table:style-name="ce14" office:value-type="string" calcext:value-type="string">
            <text:p>15.30</text:p>
          </table:table-cell>
          <table:table-cell table:style-name="ce14" office:value-type="string" calcext:value-type="string">
            <text:p>16.00</text:p>
          </table:table-cell>
          <table:table-cell table:style-name="ce14" office:value-type="string" calcext:value-type="string">
            <text:p>16.30</text:p>
          </table:table-cell>
          <table:table-cell table:style-name="ce14" office:value-type="string" calcext:value-type="string">
            <text:p>17.00</text:p>
          </table:table-cell>
          <table:table-cell table:style-name="ce14" office:value-type="string" calcext:value-type="string">
            <text:p>17.30</text:p>
          </table:table-cell>
          <table:table-cell table:style-name="ce14" office:value-type="string" calcext:value-type="string">
            <text:p>18.00</text:p>
          </table:table-cell>
          <table:table-cell table:style-name="ce14" office:value-type="string" calcext:value-type="string">
            <text:p>18.30</text:p>
          </table:table-cell>
          <table:table-cell table:style-name="ce14" office:value-type="string" calcext:value-type="string">
            <text:p>19.00</text:p>
          </table:table-cell>
          <table:table-cell table:style-name="ce14" office:value-type="string" calcext:value-type="string">
            <text:p>19.30</text:p>
          </table:table-cell>
          <table:table-cell table:style-name="ce14" office:value-type="string" calcext:value-type="string">
            <text:p>20.00</text:p>
          </table:table-cell>
          <table:table-cell table:style-name="ce14" office:value-type="string" calcext:value-type="string">
            <text:p>20.30</text:p>
          </table:table-cell>
          <table:table-cell table:style-name="ce14" office:value-type="string" calcext:value-type="string">
            <text:p>21.00</text:p>
          </table:table-cell>
          <table:table-cell table:style-name="ce14" office:value-type="string" calcext:value-type="string">
            <text:p>21.30</text:p>
          </table:table-cell>
          <table:table-cell table:style-name="ce14" office:value-type="string" calcext:value-type="string">
            <text:p>22.00</text:p>
          </table:table-cell>
          <table:table-cell table:style-name="ce14" office:value-type="string" calcext:value-type="string">
            <text:p>22.30</text:p>
          </table:table-cell>
          <table:table-cell table:style-name="ce14" office:value-type="string" calcext:value-type="string">
            <text:p>23.00</text:p>
          </table:table-cell>
          <table:table-cell table:style-name="ce14" office:value-type="string" calcext:value-type="string">
            <text:p>23.30</text:p>
          </table:table-cell>
          <table:table-cell table:style-name="ce43" office:value-type="string" calcext:value-type="string">
            <text:p>red</text:p>
          </table:table-cell>
          <table:table-cell table:style-name="ce46" office:value-type="string" calcext:value-type="string">
            <text:p>RA</text:p>
          </table:table-cell>
          <table:table-cell table:style-name="ce47" office:value-type="string" calcext:value-type="string">
            <text:p>RTS</text:p>
          </table:table-cell>
          <table:table-cell table:style-name="ce48" office:value-type="string" calcext:value-type="string">
            <text:p>AlgDat</text:p>
          </table:table-cell>
          <table:table-cell table:style-name="ce49" office:value-type="string" calcext:value-type="string">
            <text:p>IT-Sec</text:p>
          </table:table-cell>
          <table:table-cell table:style-name="ce50" office:value-type="string" calcext:value-type="string">
            <text:p>DisMa</text:p>
          </table:table-cell>
          <table:table-cell table:style-name="ce51" office:value-type="string" calcext:value-type="string">
            <text:p>Java</text:p>
          </table:table-cell>
          <table:table-cell table:style-name="ce52" office:value-type="string" calcext:value-type="string">
            <text:p>OOP C+</text:p>
          </table:table-cell>
          <table:table-cell table:style-name="ce180" office:value-type="string" calcext:value-type="string">
            <text:p>TI</text:p>
          </table:table-cell>
          <table:table-cell table:style-name="ce181" office:value-type="string" calcext:value-type="string">
            <text:p>R &amp; DS</text:p>
          </table:table-cell>
          <table:table-cell table:style-name="ce183" office:value-type="string" calcext:value-type="string">
            <text:p>BWL</text:p>
          </table:table-cell>
          <table:table-cell table:style-name="ce184" office:value-type="string" calcext:value-type="string">
            <text:p>French Course</text:p>
          </table:table-cell>
          <table:table-cell table:style-name="ce55" office:value-type="string" calcext:value-type="string">
            <text:p>rest</text:p>
          </table:table-cell>
          <table:table-cell table:style-name="ce58" table:number-columns-repeated="2"/>
          <table:table-cell table:number-columns-repeated="960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office:value-type="date" office:date-value="2020-04-22" calcext:value-type="date">
            <text:p>22/04/20</text:p>
          </table:table-cell>
          <table:table-cell table:style-name="ce15"/>
          <table:table-cell table:style-name="ce22" table:number-columns-repeated="16"/>
          <table:table-cell table:style-name="ce28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8"/>
          <table:table-cell table:style-name="ce182"/>
          <table:table-cell table:style-name="ce44" table:number-columns-repeated="2"/>
          <table:table-cell table:style-name="ce56" table:formula="of:=24-SUM([.AZ3:.BI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3]+1" office:value-type="date" office:date-value="2020-04-23" calcext:value-type="date">
            <text:p>23/04/20</text:p>
          </table:table-cell>
          <table:table-cell table:style-name="ce16"/>
          <table:table-cell table:style-name="ce23" table:number-columns-repeated="16"/>
          <table:table-cell table:style-name="ce142"/>
          <table:table-cell table:style-name="ce29" table:number-columns-repeated="26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4:.BI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4]+1" office:value-type="date" office:date-value="2020-04-24" calcext:value-type="date">
            <text:p>24/04/20</text:p>
          </table:table-cell>
          <table:table-cell table:style-name="ce17"/>
          <table:table-cell table:style-name="ce24" table:number-columns-repeated="16"/>
          <table:table-cell table:style-name="ce30" table:number-columns-repeated="21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5:.BI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5" office:value-type="string" calcext:value-type="string">
            <text:p>lecture</text:p>
          </table:table-cell>
          <table:table-cell table:style-name="ce10" office:value-type="string" calcext:value-type="string">
            <text:p>Sat</text:p>
          </table:table-cell>
          <table:table-cell table:formula="of:=[.C5]+1" office:value-type="date" office:date-value="2020-04-25" calcext:value-type="date">
            <text:p>25/04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6:.BI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6]+1" office:value-type="date" office:date-value="2020-04-26" calcext:value-type="date">
            <text:p>26/04/20</text:p>
          </table:table-cell>
          <table:table-cell table:style-name="ce18"/>
          <table:table-cell table:style-name="ce25" table:number-columns-repeated="16"/>
          <table:table-cell table:style-name="ce32" table:number-columns-repeated="27"/>
          <table:table-cell table:style-name="ce25" table:number-columns-repeated="3"/>
          <table:table-cell table:style-name="ce39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7:.BI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7]+1" office:value-type="date" office:date-value="2020-04-27" calcext:value-type="date">
            <text:p>27/04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8:.BI8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8]+1" office:value-type="date" office:date-value="2020-04-28" calcext:value-type="date">
            <text:p>28/04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9:.BI9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9]+1" office:value-type="date" office:date-value="2020-04-29" calcext:value-type="date">
            <text:p>29/04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10:.BI10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10]+1" office:value-type="date" office:date-value="2020-04-30" calcext:value-type="date">
            <text:p>30/04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11:.BI11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11]+1" office:value-type="date" office:date-value="2020-05-01" calcext:value-type="date">
            <text:p>01/05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12:.BI12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12]+1" office:value-type="date" office:date-value="2020-05-02" calcext:value-type="date">
            <text:p>02/05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3:.BI1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13]+1" office:value-type="date" office:date-value="2020-05-03" calcext:value-type="date">
            <text:p>03/05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4:.BI1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14]+1" office:value-type="date" office:date-value="2020-05-04" calcext:value-type="date">
            <text:p>04/05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15:.BI15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15]+1" office:value-type="date" office:date-value="2020-05-05" calcext:value-type="date">
            <text:p>05/05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16:.BI16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16]+1" office:value-type="date" office:date-value="2020-05-06" calcext:value-type="date">
            <text:p>06/05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17:.BI17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17]+1" office:value-type="date" office:date-value="2020-05-07" calcext:value-type="date">
            <text:p>07/05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18:.BI18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18]+1" office:value-type="date" office:date-value="2020-05-08" calcext:value-type="date">
            <text:p>08/05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19:.BI19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19]+1" office:value-type="date" office:date-value="2020-05-09" calcext:value-type="date">
            <text:p>09/05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20:.BI2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20]+1" office:value-type="date" office:date-value="2020-05-10" calcext:value-type="date">
            <text:p>10/05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21:.BI2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21]+1" office:value-type="date" office:date-value="2020-05-11" calcext:value-type="date">
            <text:p>11/05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22:.BI22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22]+1" office:value-type="date" office:date-value="2020-05-12" calcext:value-type="date">
            <text:p>12/05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23:.BI23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23]+1" office:value-type="date" office:date-value="2020-05-13" calcext:value-type="date">
            <text:p>13/05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24:.BI24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24]+1" office:value-type="date" office:date-value="2020-05-14" calcext:value-type="date">
            <text:p>14/05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25:.BI25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25]+1" office:value-type="date" office:date-value="2020-05-15" calcext:value-type="date">
            <text:p>15/05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26:.BI26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26]+1" office:value-type="date" office:date-value="2020-05-16" calcext:value-type="date">
            <text:p>16/05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27:.BI2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27]+1" office:value-type="date" office:date-value="2020-05-17" calcext:value-type="date">
            <text:p>17/05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28:.BI2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28]+1" office:value-type="date" office:date-value="2020-05-18" calcext:value-type="date">
            <text:p>18/05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29:.BI29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29]+1" office:value-type="date" office:date-value="2020-05-19" calcext:value-type="date">
            <text:p>19/05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30:.BI30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30]+1" office:value-type="date" office:date-value="2020-05-20" calcext:value-type="date">
            <text:p>20/05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31:.BI31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31]+1" office:value-type="date" office:date-value="2020-05-21" calcext:value-type="date">
            <text:p>21/05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32:.BI32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32]+1" office:value-type="date" office:date-value="2020-05-22" calcext:value-type="date">
            <text:p>22/05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33:.BI33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33]+1" office:value-type="date" office:date-value="2020-05-23" calcext:value-type="date">
            <text:p>23/05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34:.BI3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34]+1" office:value-type="date" office:date-value="2020-05-24" calcext:value-type="date">
            <text:p>24/05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35:.BI3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35]+1" office:value-type="date" office:date-value="2020-05-25" calcext:value-type="date">
            <text:p>25/05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36:.BI36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36]+1" office:value-type="date" office:date-value="2020-05-26" calcext:value-type="date">
            <text:p>26/05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37:.BI37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37]+1" office:value-type="date" office:date-value="2020-05-27" calcext:value-type="date">
            <text:p>27/05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38:.BI38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38]+1" office:value-type="date" office:date-value="2020-05-28" calcext:value-type="date">
            <text:p>28/05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39:.BI39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39]+1" office:value-type="date" office:date-value="2020-05-29" calcext:value-type="date">
            <text:p>29/05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40:.BI40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40]+1" office:value-type="date" office:date-value="2020-05-30" calcext:value-type="date">
            <text:p>30/05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41:.BI4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41]+1" office:value-type="date" office:date-value="2020-05-31" calcext:value-type="date">
            <text:p>31/05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42:.BI4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42]+1" office:value-type="date" office:date-value="2020-06-01" calcext:value-type="date">
            <text:p>01/06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43:.BI43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43]+1" office:value-type="date" office:date-value="2020-06-02" calcext:value-type="date">
            <text:p>02/06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44:.BI44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44]+1" office:value-type="date" office:date-value="2020-06-03" calcext:value-type="date">
            <text:p>03/06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45:.BI45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45]+1" office:value-type="date" office:date-value="2020-06-04" calcext:value-type="date">
            <text:p>04/06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46:.BI46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46]+1" office:value-type="date" office:date-value="2020-06-05" calcext:value-type="date">
            <text:p>05/06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47:.BI47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47]+1" office:value-type="date" office:date-value="2020-06-06" calcext:value-type="date">
            <text:p>06/06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48:.BI4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48]+1" office:value-type="date" office:date-value="2020-06-07" calcext:value-type="date">
            <text:p>07/06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49:.BI4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49]+1" office:value-type="date" office:date-value="2020-06-08" calcext:value-type="date">
            <text:p>08/06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50:.BI50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50]+1" office:value-type="date" office:date-value="2020-06-09" calcext:value-type="date">
            <text:p>09/06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51:.BI51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51]+1" office:value-type="date" office:date-value="2020-06-10" calcext:value-type="date">
            <text:p>10/06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52:.BI52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52]+1" office:value-type="date" office:date-value="2020-06-11" calcext:value-type="date">
            <text:p>11/06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53:.BI53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53]+1" office:value-type="date" office:date-value="2020-06-12" calcext:value-type="date">
            <text:p>12/06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54:.BI54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54]+1" office:value-type="date" office:date-value="2020-06-13" calcext:value-type="date">
            <text:p>13/06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55:.BI5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55]+1" office:value-type="date" office:date-value="2020-06-14" calcext:value-type="date">
            <text:p>14/06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56:.BI5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56]+1" office:value-type="date" office:date-value="2020-06-15" calcext:value-type="date">
            <text:p>15/06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57:.BI57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57]+1" office:value-type="date" office:date-value="2020-06-16" calcext:value-type="date">
            <text:p>16/06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58:.BI58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58]+1" office:value-type="date" office:date-value="2020-06-17" calcext:value-type="date">
            <text:p>17/06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59:.BI59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59]+1" office:value-type="date" office:date-value="2020-06-18" calcext:value-type="date">
            <text:p>18/06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60:.BI60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60]+1" office:value-type="date" office:date-value="2020-06-19" calcext:value-type="date">
            <text:p>19/06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61:.BI61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61]+1" office:value-type="date" office:date-value="2020-06-20" calcext:value-type="date">
            <text:p>20/06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62:.BI6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62]+1" office:value-type="date" office:date-value="2020-06-21" calcext:value-type="date">
            <text:p>21/06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63:.BI6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63]+1" office:value-type="date" office:date-value="2020-06-22" calcext:value-type="date">
            <text:p>22/06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64:.BI64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64]+1" office:value-type="date" office:date-value="2020-06-23" calcext:value-type="date">
            <text:p>23/06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65:.BI65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65]+1" office:value-type="date" office:date-value="2020-06-24" calcext:value-type="date">
            <text:p>24/06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66:.BI66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66]+1" office:value-type="date" office:date-value="2020-06-25" calcext:value-type="date">
            <text:p>25/06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67:.BI67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67]+1" office:value-type="date" office:date-value="2020-06-26" calcext:value-type="date">
            <text:p>26/06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68:.BI68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68]+1" office:value-type="date" office:date-value="2020-06-27" calcext:value-type="date">
            <text:p>27/06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69:.BI6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69]+1" office:value-type="date" office:date-value="2020-06-28" calcext:value-type="date">
            <text:p>28/06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70:.BI7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70]+1" office:value-type="date" office:date-value="2020-06-29" calcext:value-type="date">
            <text:p>29/06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71:.BI71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71]+1" office:value-type="date" office:date-value="2020-06-30" calcext:value-type="date">
            <text:p>30/06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72:.BI72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72]+1" office:value-type="date" office:date-value="2020-07-01" calcext:value-type="date">
            <text:p>01/07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73:.BI73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73]+1" office:value-type="date" office:date-value="2020-07-02" calcext:value-type="date">
            <text:p>02/07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74:.BI74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74]+1" office:value-type="date" office:date-value="2020-07-03" calcext:value-type="date">
            <text:p>03/07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75:.BI75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75]+1" office:value-type="date" office:date-value="2020-07-04" calcext:value-type="date">
            <text:p>04/07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76:.BI7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76]+1" office:value-type="date" office:date-value="2020-07-05" calcext:value-type="date">
            <text:p>05/07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77:.BI7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77]+1" office:value-type="date" office:date-value="2020-07-06" calcext:value-type="date">
            <text:p>06/07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78:.BI78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78]+1" office:value-type="date" office:date-value="2020-07-07" calcext:value-type="date">
            <text:p>07/07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79:.BI79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79]+1" office:value-type="date" office:date-value="2020-07-08" calcext:value-type="date">
            <text:p>08/07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80:.BI80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80]+1" office:value-type="date" office:date-value="2020-07-09" calcext:value-type="date">
            <text:p>09/07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81:.BI81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81]+1" office:value-type="date" office:date-value="2020-07-10" calcext:value-type="date">
            <text:p>10/07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82:.BI82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82]+1" office:value-type="date" office:date-value="2020-07-11" calcext:value-type="date">
            <text:p>11/07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83:.BI8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83]+1" office:value-type="date" office:date-value="2020-07-12" calcext:value-type="date">
            <text:p>12/07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84:.BI8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84]+1" office:value-type="date" office:date-value="2020-07-13" calcext:value-type="date">
            <text:p>13/07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85:.BI85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85]+1" office:value-type="date" office:date-value="2020-07-14" calcext:value-type="date">
            <text:p>14/07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86:.BI86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86]+1" office:value-type="date" office:date-value="2020-07-15" calcext:value-type="date">
            <text:p>15/07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87:.BI87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87]+1" office:value-type="date" office:date-value="2020-07-16" calcext:value-type="date">
            <text:p>16/07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88:.BI88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88]+1" office:value-type="date" office:date-value="2020-07-17" calcext:value-type="date">
            <text:p>17/07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89:.BI89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formula="of:=[.C89]+1" office:value-type="date" office:date-value="2020-07-18" calcext:value-type="date">
            <text:p>18/07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90:.BI9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formula="of:=[.C90]+1" office:value-type="date" office:date-value="2020-07-19" calcext:value-type="date">
            <text:p>19/07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91:.BI9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formula="of:=[.C91]+1" office:value-type="date" office:date-value="2020-07-20" calcext:value-type="date">
            <text:p>20/07/20</text:p>
          </table:table-cell>
          <table:table-cell table:style-name="ce19"/>
          <table:table-cell table:style-name="ce26" table:number-columns-repeated="16"/>
          <table:table-cell table:style-name="ce146" table:number-columns-repeated="7"/>
          <table:table-cell table:style-name="ce33" table:number-columns-repeated="3"/>
          <table:table-cell table:style-name="ce159" table:number-columns-repeated="2"/>
          <table:table-cell table:style-name="ce161" table:number-columns-repeated="3"/>
          <table:table-cell table:style-name="ce33" table:number-columns-repeated="12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5"/>
          <table:table-cell table:style-name="ce44" office:value-type="float" office:value="1" calcext:value-type="float">
            <text:p>1.0</text:p>
          </table:table-cell>
          <table:table-cell table:style-name="ce56" table:formula="of:=24-SUM([.AZ92:.BI92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formula="of:=[.C92]+1" office:value-type="date" office:date-value="2020-07-21" calcext:value-type="date">
            <text:p>21/07/20</text:p>
          </table:table-cell>
          <table:table-cell table:style-name="ce16"/>
          <table:table-cell table:style-name="ce23" table:number-columns-repeated="16"/>
          <table:table-cell table:style-name="ce147" table:number-columns-repeated="3"/>
          <table:table-cell table:style-name="ce29" table:number-columns-repeated="5"/>
          <table:table-cell table:style-name="ce156" table:number-columns-repeated="3"/>
          <table:table-cell table:style-name="ce29"/>
          <table:table-cell table:style-name="ce156" table:number-columns-repeated="3"/>
          <table:table-cell table:style-name="ce29" table:number-columns-repeated="12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/>
          <table:table-cell table:style-name="ce44" office:value-type="float" office:value="3.25" calcext:value-type="float">
            <text:p>3.3</text:p>
          </table:table-cell>
          <table:table-cell table:style-name="ce44" table:number-columns-repeated="7"/>
          <table:table-cell table:style-name="ce56" table:formula="of:=24-SUM([.AZ93:.BI93])" office:value-type="float" office:value="8.5" calcext:value-type="float">
            <text:p>8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formula="of:=[.C93]+1" office:value-type="date" office:date-value="2020-07-22" calcext:value-type="date">
            <text:p>22/07/20</text:p>
          </table:table-cell>
          <table:table-cell table:style-name="ce16"/>
          <table:table-cell table:style-name="ce23" table:number-columns-repeated="16"/>
          <table:table-cell table:style-name="ce148" table:number-columns-repeated="3"/>
          <table:table-cell table:style-name="ce152" table:number-columns-repeated="4"/>
          <table:table-cell table:style-name="ce29"/>
          <table:table-cell table:style-name="ce152" table:number-columns-repeated="3"/>
          <table:table-cell table:style-name="ce160" table:number-columns-repeated="3"/>
          <table:table-cell table:style-name="ce29" table:number-columns-repeated="1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/>
          <table:table-cell table:style-name="ce44" office:value-type="float" office:value="1.75" calcext:value-type="float">
            <text:p>1.8</text:p>
          </table:table-cell>
          <table:table-cell table:style-name="ce44" table:number-columns-repeated="7"/>
          <table:table-cell table:style-name="ce44" office:value-type="float" office:value="2" calcext:value-type="float">
            <text:p>2.0</text:p>
          </table:table-cell>
          <table:table-cell table:style-name="ce56" table:formula="of:=24-SUM([.AZ94:.BI94])" office:value-type="float" office:value="8.25" calcext:value-type="float">
            <text:p>8.3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formula="of:=[.C94]+1" office:value-type="date" office:date-value="2020-07-23" calcext:value-type="date">
            <text:p>23/07/20</text:p>
          </table:table-cell>
          <table:table-cell table:style-name="ce16"/>
          <table:table-cell table:style-name="ce23" table:number-columns-repeated="16"/>
          <table:table-cell table:style-name="ce29" table:number-columns-repeated="3"/>
          <table:table-cell table:style-name="ce153" table:number-columns-repeated="4"/>
          <table:table-cell table:style-name="ce29"/>
          <table:table-cell table:style-name="ce157" table:number-columns-repeated="3"/>
          <table:table-cell table:style-name="ce160"/>
          <table:table-cell table:style-name="ce157" table:number-columns-repeated="3"/>
          <table:table-cell table:style-name="ce162" table:number-columns-repeated="4"/>
          <table:table-cell table:style-name="ce148" table:number-columns-repeated="3"/>
          <table:table-cell table:style-name="ce29" table:number-columns-repeated="5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number-columns-repeated="2" table:style-name="ce44" office:value-type="float" office:value="1.75" calcext:value-type="float">
            <text:p>1.8</text:p>
          </table:table-cell>
          <table:table-cell table:style-name="ce44" office:value-type="float" office:value="1" calcext:value-type="float">
            <text:p>1.0</text:p>
          </table:table-cell>
          <table:table-cell table:style-name="ce56" table:formula="of:=24-SUM([.AZ95:.BI95])" office:value-type="float" office:value="6.45" calcext:value-type="float">
            <text:p>6.4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formula="of:=[.C95]+1" office:value-type="date" office:date-value="2020-07-24" calcext:value-type="date">
            <text:p>24/07/20</text:p>
          </table:table-cell>
          <table:table-cell table:style-name="ce17"/>
          <table:table-cell table:style-name="ce24" table:number-columns-repeated="16"/>
          <table:table-cell table:style-name="ce150" table:number-columns-repeated="7"/>
          <table:table-cell table:style-name="ce30"/>
          <table:table-cell table:style-name="ce158" table:number-columns-repeated="3"/>
          <table:table-cell table:style-name="ce30"/>
          <table:table-cell table:style-name="ce158" table:number-columns-repeated="3"/>
          <table:table-cell table:style-name="ce30" table:number-columns-repeated="6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6"/>
          <table:table-cell table:number-columns-repeated="2" table:style-name="ce44" office:value-type="float" office:value="3.5" calcext:value-type="float">
            <text:p>3.5</text:p>
          </table:table-cell>
          <table:table-cell table:style-name="ce44" table:number-columns-repeated="3"/>
          <table:table-cell table:style-name="ce56" table:formula="of:=24-SUM([.AZ96:.BI96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prep.</text:p>
          </table:table-cell>
          <table:table-cell table:style-name="ce7" office:value-type="string" calcext:value-type="string">
            <text:p>Sat</text:p>
          </table:table-cell>
          <table:table-cell table:formula="of:=[.C96]+1" office:value-type="date" office:date-value="2020-07-25" calcext:value-type="date">
            <text:p>25/07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97:.BI9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prep.</text:p>
          </table:table-cell>
          <table:table-cell table:style-name="ce11" office:value-type="string" calcext:value-type="string">
            <text:p>Sun</text:p>
          </table:table-cell>
          <table:table-cell table:formula="of:=[.C97]+1" office:value-type="date" office:date-value="2020-07-26" calcext:value-type="date">
            <text:p>26/07/20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98:.BI9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Mon</text:p>
          </table:table-cell>
          <table:table-cell table:formula="of:=[.C98]+1" office:value-type="date" office:date-value="2020-07-27" calcext:value-type="date">
            <text:p>27/07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99:.BI9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Tue</text:p>
          </table:table-cell>
          <table:table-cell table:formula="of:=[.C99]+1" office:value-type="date" office:date-value="2020-07-28" calcext:value-type="date">
            <text:p>28/07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0:.BI10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Wed</text:p>
          </table:table-cell>
          <table:table-cell table:formula="of:=[.C100]+1" office:value-type="date" office:date-value="2020-07-29" calcext:value-type="date">
            <text:p>29/07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1:.BI10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Thu</text:p>
          </table:table-cell>
          <table:table-cell table:formula="of:=[.C101]+1" office:value-type="date" office:date-value="2020-07-30" calcext:value-type="date">
            <text:p>30/07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2:.BI10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Fri</text:p>
          </table:table-cell>
          <table:table-cell table:formula="of:=[.C102]+1" office:value-type="date" office:date-value="2020-07-31" calcext:value-type="date">
            <text:p>31/07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4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3:.BI10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prep.</text:p>
          </table:table-cell>
          <table:table-cell table:style-name="ce7" office:value-type="string" calcext:value-type="string">
            <text:p>Sat</text:p>
          </table:table-cell>
          <table:table-cell table:formula="of:=[.C103]+1" office:value-type="date" office:date-value="2020-08-01" calcext:value-type="date">
            <text:p>01/08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4:.BI10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prep.</text:p>
          </table:table-cell>
          <table:table-cell table:style-name="ce11" office:value-type="string" calcext:value-type="string">
            <text:p>Sun</text:p>
          </table:table-cell>
          <table:table-cell table:formula="of:=[.C104]+1" office:value-type="date" office:date-value="2020-08-02" calcext:value-type="date">
            <text:p>02/08/20</text:p>
          </table:table-cell>
          <table:table-cell table:style-name="ce20"/>
          <table:table-cell table:style-name="ce27" table:number-columns-repeated="16"/>
          <table:table-cell table:style-name="ce34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5:.BI10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Mon</text:p>
          </table:table-cell>
          <table:table-cell table:formula="of:=[.C105]+1" office:value-type="date" office:date-value="2020-08-03" calcext:value-type="date">
            <text:p>03/08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6:.BI10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ue</text:p>
          </table:table-cell>
          <table:table-cell table:formula="of:=[.C106]+1" office:value-type="date" office:date-value="2020-08-04" calcext:value-type="date">
            <text:p>04/08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7:.BI10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Wed</text:p>
          </table:table-cell>
          <table:table-cell table:formula="of:=[.C107]+1" office:value-type="date" office:date-value="2020-08-05" calcext:value-type="date">
            <text:p>05/08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8:.BI10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hu</text:p>
          </table:table-cell>
          <table:table-cell table:formula="of:=[.C108]+1" office:value-type="date" office:date-value="2020-08-06" calcext:value-type="date">
            <text:p>06/08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09:.BI10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Fri</text:p>
          </table:table-cell>
          <table:table-cell table:formula="of:=[.C109]+1" office:value-type="date" office:date-value="2020-08-07" calcext:value-type="date">
            <text:p>07/08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4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10:.BI11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testing</text:p>
          </table:table-cell>
          <table:table-cell table:style-name="ce7" office:value-type="string" calcext:value-type="string">
            <text:p>Sat</text:p>
          </table:table-cell>
          <table:table-cell table:formula="of:=[.C110]+1" office:value-type="date" office:date-value="2020-08-08" calcext:value-type="date">
            <text:p>08/08/20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11:.BI11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testing</text:p>
          </table:table-cell>
          <table:table-cell table:style-name="ce11" office:value-type="string" calcext:value-type="string">
            <text:p>Sun</text:p>
          </table:table-cell>
          <table:table-cell table:formula="of:=[.C111]+1" office:value-type="date" office:date-value="2020-08-09" calcext:value-type="date">
            <text:p>09/08/20</text:p>
          </table:table-cell>
          <table:table-cell table:style-name="ce20"/>
          <table:table-cell table:style-name="ce27" table:number-columns-repeated="16"/>
          <table:table-cell table:style-name="ce34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12:.BI11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Mon</text:p>
          </table:table-cell>
          <table:table-cell table:formula="of:=[.C112]+1" office:value-type="date" office:date-value="2020-08-10" calcext:value-type="date">
            <text:p>10/08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13:.BI11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ue</text:p>
          </table:table-cell>
          <table:table-cell table:formula="of:=[.C113]+1" office:value-type="date" office:date-value="2020-08-11" calcext:value-type="date">
            <text:p>11/08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14:.BI11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Wed</text:p>
          </table:table-cell>
          <table:table-cell table:formula="of:=[.C114]+1" office:value-type="date" office:date-value="2020-08-12" calcext:value-type="date">
            <text:p>12/08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15:.BI11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hu</text:p>
          </table:table-cell>
          <table:table-cell table:formula="of:=[.C115]+1" office:value-type="date" office:date-value="2020-08-13" calcext:value-type="date">
            <text:p>13/08/20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11"/>
          <table:table-cell table:style-name="ce56" table:formula="of:=24-SUM([.AZ116:.BI11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testing</text:p>
          </table:table-cell>
          <table:table-cell table:style-name="ce11" office:value-type="string" calcext:value-type="string">
            <text:p>Fri</text:p>
          </table:table-cell>
          <table:table-cell table:formula="of:=[.C116]+1" office:value-type="date" office:date-value="2020-08-14" calcext:value-type="date">
            <text:p>14/08/20</text:p>
          </table:table-cell>
          <table:table-cell table:style-name="ce20"/>
          <table:table-cell table:style-name="ce27" table:number-columns-repeated="16"/>
          <table:table-cell table:style-name="ce34" table:number-columns-repeated="27"/>
          <table:table-cell table:style-name="ce27" table:number-columns-repeated="3"/>
          <table:table-cell table:style-name="ce41"/>
          <table:table-cell table:style-name="ce45" office:value-type="float" office:value="10.5" calcext:value-type="float">
            <text:p>10.5</text:p>
          </table:table-cell>
          <table:table-cell table:style-name="ce45" table:number-columns-repeated="11"/>
          <table:table-cell table:style-name="ce57" table:formula="of:=24-SUM([.AZ117:.BI11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1" table:number-rows-repeated="2">
          <table:table-cell table:number-columns-repeated="51"/>
          <table:table-cell table:style-name="ce44" table:number-columns-repeated="2"/>
          <table:table-cell table:number-columns-repeated="973"/>
        </table:table-row>
        <table:table-row table:style-name="ro1" table:number-rows-repeated="1048456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Colour-Code" table:style-name="ta2"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60"/>
          <table:table-cell office:value-type="string" calcext:value-type="string">
            <text:p>mandatory blocked time</text:p>
          </table:table-cell>
          <table:table-cell office:value-type="string" calcext:value-type="string">
            <text:p>sleep, breakfast, lunch, dinner, travel, sports, party, housekeeping, shopping, personal hygiene, administrativ affairs, other job, mother's birthday, holiday,etc.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/>
          <table:table-cell office:value-type="string" calcext:value-type="string">
            <text:p>blocked time FUAS</text:p>
          </table:table-cell>
          <table:table-cell office:value-type="string" calcext:value-type="string">
            <text:p>all lectures, all execises, all projects, studium generale, etc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/>
          <table:table-cell office:value-type="string" calcext:value-type="string">
            <text:p>Distributed Systems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3"/>
          <table:table-cell office:value-type="string" calcext:value-type="string">
            <text:p>Real Time Systems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4"/>
          <table:table-cell office:value-type="string" calcext:value-type="string">
            <text:p>IT-Security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/>
          <table:table-cell office:value-type="string" calcext:value-type="string">
            <text:p>Operating-Systems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6"/>
          <table:table-cell office:value-type="string" calcext:value-type="string">
            <text:p>Sw-Engineering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"/>
          <table:table-cell office:value-type="string" calcext:value-type="string">
            <text:p>Prog.Ex.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8"/>
          <table:table-cell office:value-type="string" calcext:value-type="string">
            <text:p>2nd/3rd try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9"/>
          <table:table-cell office:value-type="string" calcext:value-type="string">
            <text:p>2nd/3rd try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70" office:value-type="string" calcext:value-type="string">
            <text:p>RTS</text:p>
          </table:table-cell>
          <table:table-cell table:style-name="ce70" office:value-type="string" calcext:value-type="string">
            <text:p>DS</text:p>
          </table:table-cell>
          <table:table-cell table:style-name="ce70" office:value-type="string" calcext:value-type="string">
            <text:p>IT-Sec</text:p>
          </table:table-cell>
          <table:table-cell table:style-name="ce70" office:value-type="string" calcext:value-type="string">
            <text:p>Op.Sys</text:p>
          </table:table-cell>
          <table:table-cell table:style-name="ce70" office:value-type="string" calcext:value-type="string">
            <text:p>SWE</text:p>
          </table:table-cell>
          <table:table-cell table:style-name="ce70" office:value-type="string" calcext:value-type="string">
            <text:p>Prog.Ex</text:p>
          </table:table-cell>
          <table:table-cell table:style-name="ce53" office:value-type="string" calcext:value-type="string">
            <text:p>2nd</text:p>
            <text:p>try A</text:p>
          </table:table-cell>
          <table:table-cell table:style-name="ce53" office:value-type="string" calcext:value-type="string">
            <text:p>2nd</text:p>
            <text:p>try B</text:p>
          </table:table-cell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edule-Example" table:style-name="ta3"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4" table:number-columns-repeated="48" table:default-cell-style-name="Default"/>
        <table:table-column table:style-name="co5" table:number-columns-repeated="11" table:default-cell-style-name="Default"/>
        <table:table-column table:style-name="co12" table:default-cell-style-name="Default"/>
        <table:table-column table:style-name="co6" table:number-columns-repeated="96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7" table:number-columns-repeated="2"/>
          <table:table-cell table:style-name="ce77" table:number-columns-repeated="23"/>
          <table:table-cell table:style-name="ce7" office:value-type="string" calcext:value-type="string">
            <text:p>Time</text:p>
          </table:table-cell>
          <table:table-cell table:style-name="ce77" table:number-columns-repeated="24"/>
          <table:table-cell table:style-name="ce42" table:formula="of:=SUM([.AZ4:.AZ118])" office:value-type="float" office:value="1668" calcext:value-type="float">
            <text:p>1668.0</text:p>
          </table:table-cell>
          <table:table-cell table:style-name="ce42" table:formula="of:=SUM([.BA4:.BA118])" office:value-type="float" office:value="391.5" calcext:value-type="float">
            <text:p>391.5</text:p>
          </table:table-cell>
          <table:table-cell table:style-name="ce42" table:formula="of:=SUM([.BB4:.BB118])" office:value-type="float" office:value="0" calcext:value-type="float">
            <text:p>0.0</text:p>
          </table:table-cell>
          <table:table-cell table:style-name="ce42" table:formula="of:=SUM([.BC4:.BC118])" office:value-type="float" office:value="5" calcext:value-type="float">
            <text:p>5.0</text:p>
          </table:table-cell>
          <table:table-cell table:style-name="ce42" table:formula="of:=SUM([.BD4:.BD118])" office:value-type="float" office:value="4" calcext:value-type="float">
            <text:p>4.0</text:p>
          </table:table-cell>
          <table:table-cell table:style-name="ce42" table:formula="of:=SUM([.BE4:.BE118])" office:value-type="float" office:value="0" calcext:value-type="float">
            <text:p>0.0</text:p>
          </table:table-cell>
          <table:table-cell table:style-name="ce42" table:formula="of:=SUM([.BF4:.BF118])" office:value-type="float" office:value="29.5" calcext:value-type="float">
            <text:p>29.5</text:p>
          </table:table-cell>
          <table:table-cell table:style-name="ce42" table:formula="of:=SUM([.BG4:.BG118])" office:value-type="float" office:value="0" calcext:value-type="float">
            <text:p>0.0</text:p>
          </table:table-cell>
          <table:table-cell table:style-name="ce42" table:formula="of:=SUM([.BH4:.BH118])" office:value-type="float" office:value="0" calcext:value-type="float">
            <text:p>0.0</text:p>
          </table:table-cell>
          <table:table-cell table:style-name="ce42" table:formula="of:=SUM([.BI4:.BI118])" office:value-type="float" office:value="0" calcext:value-type="float">
            <text:p>0.0</text:p>
          </table:table-cell>
          <table:table-cell table:style-name="ce54" table:formula="of:=SUM([.BJ4:.BJ118])" office:value-type="float" office:value="662" calcext:value-type="float">
            <text:p>662.0</text:p>
          </table:table-cell>
          <table:table-cell table:number-columns-repeated="962"/>
        </table:table-row>
        <table:table-row table:style-name="ro4">
          <table:table-cell table:style-name="ce4" office:value-type="string" calcext:value-type="string">
            <text:p>period</text:p>
          </table:table-cell>
          <table:table-cell table:style-name="ce8" office:value-type="string" calcext:value-type="string">
            <text:p>week-</text:p>
            <text:p>day</text:p>
          </table:table-cell>
          <table:table-cell table:style-name="ce71" office:value-type="string" calcext:value-type="string">
            <text:p>date</text:p>
          </table:table-cell>
          <table:table-cell table:style-name="ce14" office:value-type="string" calcext:value-type="string">
            <text:p>0.00</text:p>
          </table:table-cell>
          <table:table-cell table:style-name="ce14" office:value-type="string" calcext:value-type="string">
            <text:p>0.30</text:p>
          </table:table-cell>
          <table:table-cell table:style-name="ce14" office:value-type="string" calcext:value-type="string">
            <text:p>1.00</text:p>
          </table:table-cell>
          <table:table-cell table:style-name="ce14" office:value-type="string" calcext:value-type="string">
            <text:p>1.30</text:p>
          </table:table-cell>
          <table:table-cell table:style-name="ce14" office:value-type="string" calcext:value-type="string">
            <text:p>2.00</text:p>
          </table:table-cell>
          <table:table-cell table:style-name="ce14" office:value-type="string" calcext:value-type="string">
            <text:p>2.30</text:p>
          </table:table-cell>
          <table:table-cell table:style-name="ce14" office:value-type="string" calcext:value-type="string">
            <text:p>3.00</text:p>
          </table:table-cell>
          <table:table-cell table:style-name="ce14" office:value-type="string" calcext:value-type="string">
            <text:p>3.30</text:p>
          </table:table-cell>
          <table:table-cell table:style-name="ce14" office:value-type="string" calcext:value-type="string">
            <text:p>4.00</text:p>
          </table:table-cell>
          <table:table-cell table:style-name="ce14" office:value-type="string" calcext:value-type="string">
            <text:p>4.30</text:p>
          </table:table-cell>
          <table:table-cell table:style-name="ce14" office:value-type="string" calcext:value-type="string">
            <text:p>5.00</text:p>
          </table:table-cell>
          <table:table-cell table:style-name="ce14" office:value-type="string" calcext:value-type="string">
            <text:p>5.30</text:p>
          </table:table-cell>
          <table:table-cell table:style-name="ce14" office:value-type="string" calcext:value-type="string">
            <text:p>6.00</text:p>
          </table:table-cell>
          <table:table-cell table:style-name="ce14" office:value-type="string" calcext:value-type="string">
            <text:p>6.30</text:p>
          </table:table-cell>
          <table:table-cell table:style-name="ce14" office:value-type="string" calcext:value-type="string">
            <text:p>7.00</text:p>
          </table:table-cell>
          <table:table-cell table:style-name="ce14" office:value-type="string" calcext:value-type="string">
            <text:p>7.30</text:p>
          </table:table-cell>
          <table:table-cell table:style-name="ce14" office:value-type="string" calcext:value-type="string">
            <text:p>8.00</text:p>
          </table:table-cell>
          <table:table-cell table:style-name="ce14" office:value-type="string" calcext:value-type="string">
            <text:p>8.30</text:p>
          </table:table-cell>
          <table:table-cell table:style-name="ce14" office:value-type="string" calcext:value-type="string">
            <text:p>9.00</text:p>
          </table:table-cell>
          <table:table-cell table:style-name="ce14" office:value-type="string" calcext:value-type="string">
            <text:p>9.30</text:p>
          </table:table-cell>
          <table:table-cell table:style-name="ce14" office:value-type="string" calcext:value-type="string">
            <text:p>10.00</text:p>
          </table:table-cell>
          <table:table-cell table:style-name="ce14" office:value-type="string" calcext:value-type="string">
            <text:p>10.30</text:p>
          </table:table-cell>
          <table:table-cell table:style-name="ce14" office:value-type="string" calcext:value-type="string">
            <text:p>11.00</text:p>
          </table:table-cell>
          <table:table-cell table:style-name="ce14" office:value-type="string" calcext:value-type="string">
            <text:p>11.30</text:p>
          </table:table-cell>
          <table:table-cell table:style-name="ce14" office:value-type="string" calcext:value-type="string">
            <text:p>12.00</text:p>
          </table:table-cell>
          <table:table-cell table:style-name="ce14" office:value-type="string" calcext:value-type="string">
            <text:p>12.30</text:p>
          </table:table-cell>
          <table:table-cell table:style-name="ce14" office:value-type="string" calcext:value-type="string">
            <text:p>13.00</text:p>
          </table:table-cell>
          <table:table-cell table:style-name="ce14" office:value-type="string" calcext:value-type="string">
            <text:p>13.30</text:p>
          </table:table-cell>
          <table:table-cell table:style-name="ce14" office:value-type="string" calcext:value-type="string">
            <text:p>14.00</text:p>
          </table:table-cell>
          <table:table-cell table:style-name="ce14" office:value-type="string" calcext:value-type="string">
            <text:p>14.30</text:p>
          </table:table-cell>
          <table:table-cell table:style-name="ce14" office:value-type="string" calcext:value-type="string">
            <text:p>15.00</text:p>
          </table:table-cell>
          <table:table-cell table:style-name="ce14" office:value-type="string" calcext:value-type="string">
            <text:p>15.30</text:p>
          </table:table-cell>
          <table:table-cell table:style-name="ce14" office:value-type="string" calcext:value-type="string">
            <text:p>16.00</text:p>
          </table:table-cell>
          <table:table-cell table:style-name="ce14" office:value-type="string" calcext:value-type="string">
            <text:p>16.30</text:p>
          </table:table-cell>
          <table:table-cell table:style-name="ce14" office:value-type="string" calcext:value-type="string">
            <text:p>17.00</text:p>
          </table:table-cell>
          <table:table-cell table:style-name="ce14" office:value-type="string" calcext:value-type="string">
            <text:p>17.30</text:p>
          </table:table-cell>
          <table:table-cell table:style-name="ce14" office:value-type="string" calcext:value-type="string">
            <text:p>18.00</text:p>
          </table:table-cell>
          <table:table-cell table:style-name="ce14" office:value-type="string" calcext:value-type="string">
            <text:p>18.30</text:p>
          </table:table-cell>
          <table:table-cell table:style-name="ce14" office:value-type="string" calcext:value-type="string">
            <text:p>19.00</text:p>
          </table:table-cell>
          <table:table-cell table:style-name="ce14" office:value-type="string" calcext:value-type="string">
            <text:p>19.30</text:p>
          </table:table-cell>
          <table:table-cell table:style-name="ce14" office:value-type="string" calcext:value-type="string">
            <text:p>20.00</text:p>
          </table:table-cell>
          <table:table-cell table:style-name="ce14" office:value-type="string" calcext:value-type="string">
            <text:p>20.30</text:p>
          </table:table-cell>
          <table:table-cell table:style-name="ce14" office:value-type="string" calcext:value-type="string">
            <text:p>21.00</text:p>
          </table:table-cell>
          <table:table-cell table:style-name="ce14" office:value-type="string" calcext:value-type="string">
            <text:p>21.30</text:p>
          </table:table-cell>
          <table:table-cell table:style-name="ce14" office:value-type="string" calcext:value-type="string">
            <text:p>22.00</text:p>
          </table:table-cell>
          <table:table-cell table:style-name="ce14" office:value-type="string" calcext:value-type="string">
            <text:p>22.30</text:p>
          </table:table-cell>
          <table:table-cell table:style-name="ce14" office:value-type="string" calcext:value-type="string">
            <text:p>23.00</text:p>
          </table:table-cell>
          <table:table-cell table:style-name="ce14" office:value-type="string" calcext:value-type="string">
            <text:p>23.30</text:p>
          </table:table-cell>
          <table:table-cell table:style-name="ce43" office:value-type="string" calcext:value-type="string">
            <text:p>red</text:p>
          </table:table-cell>
          <table:table-cell table:style-name="ce46" office:value-type="string" calcext:value-type="string">
            <text:p>orange</text:p>
          </table:table-cell>
          <table:table-cell table:style-name="ce47" office:value-type="string" calcext:value-type="string">
            <text:p>RTS</text:p>
          </table:table-cell>
          <table:table-cell table:style-name="ce48" office:value-type="string" calcext:value-type="string">
            <text:p>DS</text:p>
          </table:table-cell>
          <table:table-cell table:style-name="ce49" office:value-type="string" calcext:value-type="string">
            <text:p>IT-Sec</text:p>
          </table:table-cell>
          <table:table-cell table:style-name="ce50" office:value-type="string" calcext:value-type="string">
            <text:p>Op.Sys</text:p>
          </table:table-cell>
          <table:table-cell table:style-name="ce51" office:value-type="string" calcext:value-type="string">
            <text:p>SWE</text:p>
          </table:table-cell>
          <table:table-cell table:style-name="ce52" office:value-type="string" calcext:value-type="string">
            <text:p>Prog.Ex</text:p>
          </table:table-cell>
          <table:table-cell table:style-name="ce53" office:value-type="string" calcext:value-type="string">
            <text:p>2nd</text:p>
            <text:p>try A</text:p>
          </table:table-cell>
          <table:table-cell table:style-name="ce53" office:value-type="string" calcext:value-type="string">
            <text:p>2nd</text:p>
            <text:p>try B</text:p>
          </table:table-cell>
          <table:table-cell table:style-name="ce55" office:value-type="string" calcext:value-type="string">
            <text:p>rest</text:p>
          </table:table-cell>
          <table:table-cell table:style-name="ce58" table:number-columns-repeated="2"/>
          <table:table-cell table:number-columns-repeated="960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4-13" calcext:value-type="date">
            <text:p>13.4</text:p>
          </table:table-cell>
          <table:table-cell table:style-name="ce78"/>
          <table:table-cell table:style-name="ce84" table:number-columns-repeated="16"/>
          <table:table-cell table:style-name="ce90" table:number-columns-repeated="13"/>
          <table:table-cell table:style-name="ce108" table:number-columns-repeated="2"/>
          <table:table-cell table:style-name="ce109" table:number-columns-repeated="4"/>
          <table:table-cell table:style-name="ce108" table:number-columns-repeated="2"/>
          <table:table-cell table:style-name="ce109" table:number-columns-repeated="6"/>
          <table:table-cell table:style-name="ce84" table:number-columns-repeated="3"/>
          <table:table-cell table:style-name="ce111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4:.BI4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4-14" calcext:value-type="date">
            <text:p>14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5:.BI5])" office:value-type="float" office:value="1" calcext:value-type="float">
            <text:p>1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4-15" calcext:value-type="date">
            <text:p>15.4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6:.BI6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5" office:value-type="string" calcext:value-type="string">
            <text:p>lecture</text:p>
          </table:table-cell>
          <table:table-cell table:style-name="ce10" office:value-type="string" calcext:value-type="string">
            <text:p>Sat</text:p>
          </table:table-cell>
          <table:table-cell table:style-name="ce73" office:value-type="date" office:date-value="2016-04-16" calcext:value-type="date">
            <text:p>16.4</text:p>
          </table:table-cell>
          <table:table-cell table:style-name="ce78"/>
          <table:table-cell table:style-name="ce84" table:number-columns-repeated="16"/>
          <table:table-cell table:style-name="ce93" table:number-columns-repeated="10"/>
          <table:table-cell table:style-name="ce84" table:number-columns-repeated="20"/>
          <table:table-cell table:style-name="ce111"/>
          <table:table-cell table:style-name="ce44" office:value-type="float" office:value="19" calcext:value-type="float">
            <text:p>19.0</text:p>
          </table:table-cell>
          <table:table-cell table:style-name="ce44" office:value-type="float" office:value="0" calcext:value-type="float">
            <text:p>0.0</text:p>
          </table:table-cell>
          <table:table-cell table:style-name="ce44"/>
          <table:table-cell table:style-name="ce44" office:value-type="float" office:value="5" calcext:value-type="float">
            <text:p>5.0</text:p>
          </table:table-cell>
          <table:table-cell table:style-name="ce44" table:number-columns-repeated="6"/>
          <table:table-cell table:style-name="ce56" table:formula="of:=24-SUM([.AZ7:.BI7])" office:value-type="float" office:value="0" calcext:value-type="float">
            <text:p>0.0</text:p>
          </table:table-cell>
          <table:table-cell office:value-type="string" calcext:value-type="string">
            <text:p>Saturday is socker and party day</text:p>
          </table:table-cell>
          <table:table-cell table:number-columns-repeated="961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4-17" calcext:value-type="date">
            <text:p>17.4</text:p>
          </table:table-cell>
          <table:table-cell table:style-name="ce81"/>
          <table:table-cell table:style-name="ce87" table:number-columns-repeated="25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3"/>
          <table:table-cell table:style-name="ce114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8:.BI8])" office:value-type="float" office:value="8" calcext:value-type="float">
            <text:p>8.0</text:p>
          </table:table-cell>
          <table:table-cell office:value-type="string" calcext:value-type="string">
            <text:p>Sunday I sleep very long</text:p>
          </table:table-cell>
          <table:table-cell table:number-columns-repeated="961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4-18" calcext:value-type="date">
            <text:p>18.4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9:.BI9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4-19" calcext:value-type="date">
            <text:p>19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10:.BI10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4-20" calcext:value-type="date">
            <text:p>20.4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110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2"/>
          <table:table-cell table:style-name="ce44" office:value-type="float" office:value="4" calcext:value-type="float">
            <text:p>4.0</text:p>
          </table:table-cell>
          <table:table-cell table:style-name="ce44" table:number-columns-repeated="5"/>
          <table:table-cell table:style-name="ce56" table:formula="of:=24-SUM([.AZ11:.BI11])" office:value-type="float" office:value="1" calcext:value-type="float">
            <text:p>1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4-21" calcext:value-type="date">
            <text:p>21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12:.BI12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4-22" calcext:value-type="date">
            <text:p>22.4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13:.BI13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4-23" calcext:value-type="date">
            <text:p>23.4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4:.BI14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4-24" calcext:value-type="date">
            <text:p>24.4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5:.BI15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4-25" calcext:value-type="date">
            <text:p>25.4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16:.BI16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4-26" calcext:value-type="date">
            <text:p>26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17:.BI17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4-27" calcext:value-type="date">
            <text:p>27.4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18:.BI18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4-28" calcext:value-type="date">
            <text:p>28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19:.BI19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4-29" calcext:value-type="date">
            <text:p>29.4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20:.BI20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4-30" calcext:value-type="date">
            <text:p>30.4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21:.BI21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01" calcext:value-type="date">
            <text:p>1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22:.BI22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02" calcext:value-type="date">
            <text:p>2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23:.BI23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03" calcext:value-type="date">
            <text:p>3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24:.BI24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5-04" calcext:value-type="date">
            <text:p>4.5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25:.BI25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5-05" calcext:value-type="date">
            <text:p>5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26:.BI26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5-06" calcext:value-type="date">
            <text:p>6.5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27:.BI27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5-07" calcext:value-type="date">
            <text:p>7.5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28:.BI28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08" calcext:value-type="date">
            <text:p>8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29:.BI29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09" calcext:value-type="date">
            <text:p>9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30:.BI30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10" calcext:value-type="date">
            <text:p>10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31:.BI31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5-11" calcext:value-type="date">
            <text:p>11.5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32:.BI32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5-12" calcext:value-type="date">
            <text:p>12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33:.BI33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5-13" calcext:value-type="date">
            <text:p>13.5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34:.BI34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5-14" calcext:value-type="date">
            <text:p>14.5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35:.BI35])" office:value-type="float" office:value="4" calcext:value-type="float">
            <text:p>4.0</text:p>
          </table:table-cell>
          <table:table-cell office:value-type="string" calcext:value-type="string">
            <text:p>Saturday is socker and party day</text:p>
          </table:table-cell>
          <table:table-cell table:number-columns-repeated="961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15" calcext:value-type="date">
            <text:p>15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36:.BI36])" office:value-type="float" office:value="8" calcext:value-type="float">
            <text:p>8.0</text:p>
          </table:table-cell>
          <table:table-cell office:value-type="string" calcext:value-type="string">
            <text:p>Sunday I sleep very long</text:p>
          </table:table-cell>
          <table:table-cell table:number-columns-repeated="961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16" calcext:value-type="date">
            <text:p>16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37:.BI37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17" calcext:value-type="date">
            <text:p>17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38:.BI38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5-18" calcext:value-type="date">
            <text:p>18.5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39:.BI39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5-19" calcext:value-type="date">
            <text:p>19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40:.BI40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5-20" calcext:value-type="date">
            <text:p>20.5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41:.BI41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5-21" calcext:value-type="date">
            <text:p>21.5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42:.BI42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22" calcext:value-type="date">
            <text:p>22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43:.BI43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23" calcext:value-type="date">
            <text:p>23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44:.BI44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24" calcext:value-type="date">
            <text:p>24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45:.BI45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5-25" calcext:value-type="date">
            <text:p>25.5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46:.BI46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5-26" calcext:value-type="date">
            <text:p>26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47:.BI47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5-27" calcext:value-type="date">
            <text:p>27.5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48:.BI48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5-28" calcext:value-type="date">
            <text:p>28.5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49:.BI49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29" calcext:value-type="date">
            <text:p>29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50:.BI50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30" calcext:value-type="date">
            <text:p>30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51:.BI51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31" calcext:value-type="date">
            <text:p>31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52:.BI52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01" calcext:value-type="date">
            <text:p>1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53:.BI53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02" calcext:value-type="date">
            <text:p>2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54:.BI54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6-03" calcext:value-type="date">
            <text:p>3.6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55:.BI55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6-04" calcext:value-type="date">
            <text:p>4.6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56:.BI56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6-05" calcext:value-type="date">
            <text:p>5.6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57:.BI57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6-06" calcext:value-type="date">
            <text:p>6.6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58:.BI58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6-07" calcext:value-type="date">
            <text:p>7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59:.BI59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08" calcext:value-type="date">
            <text:p>8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60:.BI60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09" calcext:value-type="date">
            <text:p>9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61:.BI61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6-10" calcext:value-type="date">
            <text:p>10.6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62:.BI62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6-11" calcext:value-type="date">
            <text:p>11.6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63:.BI63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6-12" calcext:value-type="date">
            <text:p>12.6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64:.BI64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6-13" calcext:value-type="date">
            <text:p>13.6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65:.BI65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6-14" calcext:value-type="date">
            <text:p>14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66:.BI66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15" calcext:value-type="date">
            <text:p>15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67:.BI67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16" calcext:value-type="date">
            <text:p>16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68:.BI68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6-17" calcext:value-type="date">
            <text:p>17.6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69:.BI69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6-18" calcext:value-type="date">
            <text:p>18.6</text:p>
          </table:table-cell>
          <table:table-cell table:style-name="ce78"/>
          <table:table-cell table:style-name="ce84" table:number-columns-repeated="46"/>
          <table:table-cell table:style-name="ce111"/>
          <table:table-cell table:style-name="ce44" office:value-type="float" office:value="24" calcext:value-type="float">
            <text:p>24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70:.BI70])" office:value-type="float" office:value="0" calcext:value-type="float">
            <text:p>0.0</text:p>
          </table:table-cell>
          <table:table-cell office:value-type="string" calcext:value-type="string">
            <text:p>I have to find a gift for my mother</text:p>
          </table:table-cell>
          <table:table-cell table:number-columns-repeated="961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6-19" calcext:value-type="date">
            <text:p>19.6</text:p>
          </table:table-cell>
          <table:table-cell table:style-name="ce83"/>
          <table:table-cell table:style-name="ce89" table:number-columns-repeated="16"/>
          <table:table-cell table:style-name="ce87" table:number-columns-repeated="29"/>
          <table:table-cell table:style-name="ce89"/>
          <table:table-cell table:style-name="ce116"/>
          <table:table-cell table:style-name="ce44" office:value-type="float" office:value="24" calcext:value-type="float">
            <text:p>24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71:.BI71])" office:value-type="float" office:value="0" calcext:value-type="float">
            <text:p>0.0</text:p>
          </table:table-cell>
          <table:table-cell office:value-type="string" calcext:value-type="string">
            <text:p>My mother'S birthday in Hamburg</text:p>
          </table:table-cell>
          <table:table-cell table:number-columns-repeated="961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6-20" calcext:value-type="date">
            <text:p>20.6</text:p>
          </table:table-cell>
          <table:table-cell table:style-name="ce79"/>
          <table:table-cell table:style-name="ce85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72:.BI72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6-21" calcext:value-type="date">
            <text:p>21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73:.BI73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22" calcext:value-type="date">
            <text:p>22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74:.BI74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23" calcext:value-type="date">
            <text:p>23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75:.BI75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6-24" calcext:value-type="date">
            <text:p>24.6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76:.BI76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6-25" calcext:value-type="date">
            <text:p>25.6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77:.BI77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6-26" calcext:value-type="date">
            <text:p>26.6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78:.BI78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6-27" calcext:value-type="date">
            <text:p>27.6</text:p>
          </table:table-cell>
          <table:table-cell table:style-name="ce79"/>
          <table:table-cell table:style-name="ce85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79:.BI79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6-28" calcext:value-type="date">
            <text:p>28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80:.BI80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29" calcext:value-type="date">
            <text:p>29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81:.BI81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30" calcext:value-type="date">
            <text:p>30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82:.BI82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01" calcext:value-type="date">
            <text:p>1.7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83:.BI83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02" calcext:value-type="date">
            <text:p>2.7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84:.BI84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03" calcext:value-type="date">
            <text:p>3.7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85:.BI85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7-04" calcext:value-type="date">
            <text:p>4.7</text:p>
          </table:table-cell>
          <table:table-cell table:style-name="ce79"/>
          <table:table-cell table:style-name="ce85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86:.BI86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7-05" calcext:value-type="date">
            <text:p>5.7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87:.BI87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7-06" calcext:value-type="date">
            <text:p>6.7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88:.BI88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7-07" calcext:value-type="date">
            <text:p>7.7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89:.BI89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08" calcext:value-type="date">
            <text:p>8.7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90:.BI90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09" calcext:value-type="date">
            <text:p>9.7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91:.BI91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10" calcext:value-type="date">
            <text:p>10.7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92:.BI92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7-11" calcext:value-type="date">
            <text:p>11.7</text:p>
          </table:table-cell>
          <table:table-cell table:style-name="ce79"/>
          <table:table-cell table:style-name="ce85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93:.BI93])" office:value-type="float" office:value="7" calcext:value-type="float">
            <text:p>7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7-12" calcext:value-type="date">
            <text:p>12.7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94:.BI94])" office:value-type="float" office:value="6" calcext:value-type="float">
            <text:p>6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7-13" calcext:value-type="date">
            <text:p>13.7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95:.BI95])" office:value-type="float" office:value="5" calcext:value-type="float">
            <text:p>5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7-14" calcext:value-type="date">
            <text:p>14.7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96:.BI96])"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15" calcext:value-type="date">
            <text:p>15.7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97:.BI97])" office:value-type="float" office:value="6.5" calcext:value-type="float">
            <text:p>6.5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prep.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16" calcext:value-type="date">
            <text:p>16.7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98:.BI98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prep.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17" calcext:value-type="date">
            <text:p>17.7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99:.BI99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7-18" calcext:value-type="date">
            <text:p>18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0:.BI100])" office:value-type="float" office:value="11" calcext:value-type="float">
            <text:p>11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7-19" calcext:value-type="date">
            <text:p>19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1:.BI101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7-20" calcext:value-type="date">
            <text:p>20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1.5" calcext:value-type="float">
            <text:p>11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2:.BI102])" office:value-type="float" office:value="12.5" calcext:value-type="float">
            <text:p>12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7-21" calcext:value-type="date">
            <text:p>21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1.5" calcext:value-type="float">
            <text:p>11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3:.BI103])" office:value-type="float" office:value="12.5" calcext:value-type="float">
            <text:p>12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22" calcext:value-type="date">
            <text:p>22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2" calcext:value-type="float">
            <text:p>12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4:.BI104])" office:value-type="float" office:value="12" calcext:value-type="float">
            <text:p>12.0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prep.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23" calcext:value-type="date">
            <text:p>23.7</text:p>
          </table:table-cell>
          <table:table-cell table:style-name="ce78"/>
          <table:table-cell table:style-name="ce84" table:number-columns-repeated="16"/>
          <table:table-cell table:style-name="ce96" table:number-columns-repeated="7"/>
          <table:table-cell table:style-name="ce84" table:number-columns-repeated="2"/>
          <table:table-cell table:style-name="ce96" table:number-columns-repeated="12"/>
          <table:table-cell table:style-name="ce84" table:number-columns-repeated="2"/>
          <table:table-cell table:style-name="ce96" table:number-columns-repeated="4"/>
          <table:table-cell table:style-name="ce84" table:number-columns-repeated="3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5:.BI105])"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prep.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24" calcext:value-type="date">
            <text:p>24.7</text:p>
          </table:table-cell>
          <table:table-cell table:style-name="ce83"/>
          <table:table-cell table:style-name="ce89" table:number-columns-repeated="16"/>
          <table:table-cell table:style-name="ce97" table:number-columns-repeated="7"/>
          <table:table-cell table:style-name="ce89" table:number-columns-repeated="2"/>
          <table:table-cell table:style-name="ce97" table:number-columns-repeated="12"/>
          <table:table-cell table:style-name="ce89" table:number-columns-repeated="2"/>
          <table:table-cell table:style-name="ce97" table:number-columns-repeated="4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5" calcext:value-type="float">
            <text:p>15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6:.BI106])" office:value-type="float" office:value="9" calcext:value-type="float">
            <text:p>9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7-25" calcext:value-type="date">
            <text:p>25.7</text:p>
          </table:table-cell>
          <table:table-cell table:style-name="ce79"/>
          <table:table-cell table:style-name="ce85" table:number-columns-repeated="19"/>
          <table:table-cell table:style-name="ce101" table:number-columns-repeated="4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2" calcext:value-type="float">
            <text:p>2.0</text:p>
          </table:table-cell>
          <table:table-cell table:style-name="ce44" table:number-columns-repeated="8"/>
          <table:table-cell table:style-name="ce56" table:formula="of:=24-SUM([.AZ107:.BI107])" office:value-type="float" office:value="8" calcext:value-type="float">
            <text:p>8.0</text:p>
          </table:table-cell>
          <table:table-cell office:value-type="string" calcext:value-type="string">
            <text:p>Test DS</text:p>
          </table:table-cell>
          <table:table-cell table:number-columns-repeated="961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7-26" calcext:value-type="date">
            <text:p>26.7</text:p>
          </table:table-cell>
          <table:table-cell table:style-name="ce79"/>
          <table:table-cell table:style-name="ce85" table:number-columns-repeated="19"/>
          <table:table-cell table:style-name="ce102" table:number-columns-repeated="4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2" calcext:value-type="float">
            <text:p>2.0</text:p>
          </table:table-cell>
          <table:table-cell table:style-name="ce44" table:number-columns-repeated="8"/>
          <table:table-cell table:style-name="ce56" table:formula="of:=24-SUM([.AZ108:.BI108])" office:value-type="float" office:value="8" calcext:value-type="float">
            <text:p>8.0</text:p>
          </table:table-cell>
          <table:table-cell office:value-type="string" calcext:value-type="string">
            <text:p>Test RTS</text:p>
          </table:table-cell>
          <table:table-cell table:number-columns-repeated="961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7-27" calcext:value-type="date">
            <text:p>27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9:.BI109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7-28" calcext:value-type="date">
            <text:p>28.7</text:p>
          </table:table-cell>
          <table:table-cell table:style-name="ce79"/>
          <table:table-cell table:style-name="ce85" table:number-columns-repeated="16"/>
          <table:table-cell table:style-name="ce91" table:number-columns-repeated="3"/>
          <table:table-cell table:style-name="ce85" table:number-columns-repeated="6"/>
          <table:table-cell table:style-name="ce106" table:number-columns-repeated="3"/>
          <table:table-cell table:style-name="ce91" table:number-columns-repeated="9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4.5" calcext:value-type="float">
            <text:p>14.5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table:number-columns-repeated="8"/>
          <table:table-cell table:style-name="ce56" table:formula="of:=24-SUM([.AZ110:.BI110])" office:value-type="float" office:value="8" calcext:value-type="float">
            <text:p>8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29" calcext:value-type="date">
            <text:p>29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11:.BI111])" office:value-type="float" office:value="11" calcext:value-type="float">
            <text:p>11.0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testing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30" calcext:value-type="date">
            <text:p>30.7</text:p>
          </table:table-cell>
          <table:table-cell table:style-name="ce78"/>
          <table:table-cell table:style-name="ce84" table:number-columns-repeated="16"/>
          <table:table-cell table:style-name="ce96" table:number-columns-repeated="7"/>
          <table:table-cell table:style-name="ce84" table:number-columns-repeated="2"/>
          <table:table-cell table:style-name="ce96" table:number-columns-repeated="12"/>
          <table:table-cell table:style-name="ce84" table:number-columns-repeated="2"/>
          <table:table-cell table:style-name="ce96" table:number-columns-repeated="4"/>
          <table:table-cell table:style-name="ce84" table:number-columns-repeated="3"/>
          <table:table-cell table:style-name="ce111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12:.BI112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testing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31" calcext:value-type="date">
            <text:p>31.7</text:p>
          </table:table-cell>
          <table:table-cell table:style-name="ce83"/>
          <table:table-cell table:style-name="ce89" table:number-columns-repeated="16"/>
          <table:table-cell table:style-name="ce97" table:number-columns-repeated="7"/>
          <table:table-cell table:style-name="ce89" table:number-columns-repeated="2"/>
          <table:table-cell table:style-name="ce97" table:number-columns-repeated="12"/>
          <table:table-cell table:style-name="ce89" table:number-columns-repeated="2"/>
          <table:table-cell table:style-name="ce97" table:number-columns-repeated="4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13:.BI113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8-01" calcext:value-type="date">
            <text:p>1.8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14:.BI114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8-02" calcext:value-type="date">
            <text:p>2.8</text:p>
          </table:table-cell>
          <table:table-cell table:style-name="ce79"/>
          <table:table-cell table:style-name="ce85" table:number-columns-repeated="16"/>
          <table:table-cell table:style-name="ce91" table:number-columns-repeated="3"/>
          <table:table-cell table:style-name="ce85" table:number-columns-repeated="6"/>
          <table:table-cell table:style-name="ce107" table:number-columns-repeated="3"/>
          <table:table-cell table:style-name="ce98" table:number-columns-repeated="9"/>
          <table:table-cell table:style-name="ce85" table:number-columns-repeated="2"/>
          <table:table-cell table:style-name="ce98" table:number-columns-repeated="4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table:number-columns-repeated="4"/>
          <table:table-cell table:style-name="ce44" office:value-type="float" office:value="6.5" calcext:value-type="float">
            <text:p>6.5</text:p>
          </table:table-cell>
          <table:table-cell table:style-name="ce44" table:number-columns-repeated="3"/>
          <table:table-cell table:style-name="ce56" table:formula="of:=24-SUM([.AZ115:.BI115])" office:value-type="float" office:value="2.5" calcext:value-type="float">
            <text:p>2.5</text:p>
          </table:table-cell>
          <table:table-cell office:value-type="string" calcext:value-type="string">
            <text:p>Test Op.Sys</text:p>
          </table:table-cell>
          <table:table-cell table:number-columns-repeated="961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8-03" calcext:value-type="date">
            <text:p>3.8</text:p>
          </table:table-cell>
          <table:table-cell table:style-name="ce79"/>
          <table:table-cell table:style-name="ce85" table:number-columns-repeated="16"/>
          <table:table-cell table:style-name="ce98" table:number-columns-repeated="7"/>
          <table:table-cell table:style-name="ce85" table:number-columns-repeated="2"/>
          <table:table-cell table:style-name="ce98" table:number-columns-repeated="12"/>
          <table:table-cell table:style-name="ce85" table:number-columns-repeated="2"/>
          <table:table-cell table:style-name="ce98" table:number-columns-repeated="4"/>
          <table:table-cell table:style-name="ce85" table:number-columns-repeated="3"/>
          <table:table-cell table:style-name="ce112"/>
          <table:table-cell table:style-name="ce44" office:value-type="float" office:value="11.5" calcext:value-type="float">
            <text:p>11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4"/>
          <table:table-cell table:style-name="ce44" office:value-type="float" office:value="11.5" calcext:value-type="float">
            <text:p>11.5</text:p>
          </table:table-cell>
          <table:table-cell table:style-name="ce44" table:number-columns-repeated="3"/>
          <table:table-cell table:style-name="ce56" table:formula="of:=24-SUM([.AZ116:.BI116])" office:value-type="float" office:value="1" calcext:value-type="float">
            <text:p>1.0</text:p>
          </table:table-cell>
          <table:table-cell table:number-columns-repeated="962"/>
        </table:table-row>
        <table:table-row table:style-name="ro1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8-04" calcext:value-type="date">
            <text:p>4.8</text:p>
          </table:table-cell>
          <table:table-cell table:style-name="ce79"/>
          <table:table-cell table:style-name="ce85" table:number-columns-repeated="16"/>
          <table:table-cell table:style-name="ce98" table:number-columns-repeated="7"/>
          <table:table-cell table:style-name="ce85" table:number-columns-repeated="2"/>
          <table:table-cell table:style-name="ce98" table:number-columns-repeated="12"/>
          <table:table-cell table:style-name="ce85" table:number-columns-repeated="2"/>
          <table:table-cell table:style-name="ce98" table:number-columns-repeated="4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4"/>
          <table:table-cell table:style-name="ce44" office:value-type="float" office:value="11.5" calcext:value-type="float">
            <text:p>11.5</text:p>
          </table:table-cell>
          <table:table-cell table:style-name="ce44" table:number-columns-repeated="3"/>
          <table:table-cell table:style-name="ce56" table:formula="of:=24-SUM([.AZ117:.BI117])" office:value-type="float" office:value="0" calcext:value-type="float">
            <text:p>0.0</text:p>
          </table:table-cell>
          <table:table-cell table:number-columns-repeated="962"/>
        </table:table-row>
        <table:table-row table:style-name="ro1">
          <table:table-cell table:style-name="ce6" office:value-type="string" calcext:value-type="string">
            <text:p>testing</text:p>
          </table:table-cell>
          <table:table-cell table:style-name="ce11" office:value-type="string" calcext:value-type="string">
            <text:p>Fri</text:p>
          </table:table-cell>
          <table:table-cell table:style-name="ce74" office:value-type="date" office:date-value="2016-08-05" calcext:value-type="date">
            <text:p>5.8</text:p>
          </table:table-cell>
          <table:table-cell table:style-name="ce83"/>
          <table:table-cell table:style-name="ce89" table:number-columns-repeated="19"/>
          <table:table-cell table:style-name="ce103" table:number-columns-repeated="3"/>
          <table:table-cell table:style-name="ce89" table:number-columns-repeated="24"/>
          <table:table-cell table:style-name="ce116"/>
          <table:table-cell table:style-name="ce45" office:value-type="float" office:value="24" calcext:value-type="float">
            <text:p>24.0</text:p>
          </table:table-cell>
          <table:table-cell table:style-name="ce45" office:value-type="float" office:value="0" calcext:value-type="float">
            <text:p>0.0</text:p>
          </table:table-cell>
          <table:table-cell table:style-name="ce45" table:number-columns-repeated="8"/>
          <table:table-cell table:style-name="ce56" table:formula="of:=24-SUM([.AZ118:.BI118])" office:value-type="float" office:value="0" calcext:value-type="float">
            <text:p>0.0</text:p>
          </table:table-cell>
          <table:table-cell table:number-columns-repeated="962"/>
        </table:table-row>
        <table:table-row table:style-name="ro1" table:number-rows-repeated="2">
          <table:table-cell table:number-columns-repeated="2"/>
          <table:table-cell table:style-name="ce76"/>
          <table:table-cell table:number-columns-repeated="48"/>
          <table:table-cell table:style-name="ce44" table:number-columns-repeated="2"/>
          <table:table-cell table:number-columns-repeated="971"/>
        </table:table-row>
        <table:table-row table:style-name="ro1" table:number-rows-repeated="170">
          <table:table-cell table:number-columns-repeated="2"/>
          <table:table-cell table:style-name="ce76"/>
          <table:table-cell table:number-columns-repeated="1021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32">
      <number:day number:style="long"/>
      <number:text>/</number:text>
      <number:month number:style="long"/>
      <number:text>/</number:text>
      <number:year/>
    </number:date-style>
    <number:number-style style:name="N131">
      <number:number number:decimal-places="1" number:min-decimal-places="1" number:min-integer-digits="1"/>
    </number:number-style>
    <number:time-style style:name="N130P0" style:volatile="true">
      <number:hours/>
      <number:text>:</number:text>
      <number:minutes number:style="long"/>
    </number:time-style>
    <number:text-style style:name="N130">
      <number:text-content/>
      <style:map style:condition="value()&lt;=1.7976931348623157E+308" style:apply-style-name="N130P0"/>
    </number:text-style>
    <number:date-style style:name="N128P0" style:volatile="true">
      <number:day/>
      <number:text>.</number:text>
      <number:month/>
    </number:date-style>
    <number:text-style style:name="N128" number:title="Benutzerdefiniert">
      <number:text-content/>
      <style:map style:condition="value()&lt;=1.7976931348623157E+308" style:apply-style-name="N128P0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date-style style:name="N10115" number:language="de" number:country="DE"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olour-Code" style:display-name="PageStyle_Colour-Cod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-Example" style:display-name="PageStyle_Schedule-Examp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" style:display-name="PageStyle_Schedu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ronek, Karsten</meta:initial-creator>
    <meta:creation-date>2016-04-11T14:11:14</meta:creation-date>
    <dc:date>2023-04-19T11:22:44.316790753</dc:date>
    <meta:editing-duration>PT18H30M57S</meta:editing-duration>
    <meta:generator>LibreOffice/7.4.3.2$Linux_X86_64 LibreOffice_project/40$Build-2</meta:generator>
    <meta:editing-cycles>4</meta:editing-cycles>
    <meta:document-statistic meta:table-count="3" meta:cell-count="1662" meta:object-count="0"/>
    <meta:user-defined meta:name="AppVersion">15.0300</meta:user-defined>
    <meta:user-defined meta:name="Company">Frapor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82c07fc-e856-41d6-a92b-84e72edfa696</meta:user-defined>
  </office:meta>
</office:document-meta>
</file>